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460000008308878F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min-height="1.213cm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2.903cm" fo:padding-top="0.13cm" fo:padding-bottom="0.13cm" fo:padding-left="0.25cm" fo:padding-right="0.25cm" fo:wrap-option="no-wrap" draw:shadow="hidden" draw:shadow-color="#808080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title">
      <style:graphic-properties draw:fill-color="#ffffff" draw:auto-grow-height="true" fo:min-height="3.181cm"/>
    </style:style>
    <style:style style:name="pr5" style:family="presentation" style:parent-style-name="Default-outline1">
      <style:graphic-properties draw:fill-color="#ffffff" fo:min-height="10.827cm"/>
    </style:style>
    <style:style style:name="pr6" style:family="presentation" style:parent-style-name="Default-notes">
      <style:graphic-properties draw:fill-color="#ffffff" fo:min-height="11.181cm"/>
    </style:style>
    <style:style style:name="pr7" style:family="presentation" style:parent-style-name="Default-title">
      <style:graphic-properties draw:fill-color="#ffffff" fo:min-height="2.93cm"/>
    </style:style>
    <style:style style:name="pr8" style:family="presentation" style:parent-style-name="Default-outline1" style:list-style-name="L6">
      <style:graphic-properties draw:fill-color="#ffffff" fo:min-height="11.43cm"/>
    </style:style>
    <style:style style:name="pr9" style:family="presentation" style:parent-style-name="Default-outline1" style:list-style-name="L6">
      <style:graphic-properties draw:fill-color="#ffffff" fo:min-height="10.192cm"/>
    </style:style>
    <style:style style:name="pr10" style:family="presentation" style:parent-style-name="Default-title">
      <style:graphic-properties draw:fill-color="#ffffff" fo:min-height="3.181cm"/>
    </style:style>
    <style:style style:name="pr11" style:family="presentation" style:parent-style-name="Default-outline1" style:list-style-name="L6">
      <style:graphic-properties draw:fill-color="#ffffff" fo:min-height="10.827cm"/>
    </style:style>
    <style:style style:name="pr12" style:family="presentation" style:parent-style-name="Default-outline1">
      <style:graphic-properties draw:fill-color="#ffffff" fo:min-height="6.382cm"/>
    </style:style>
    <style:style style:name="pr13" style:family="presentation" style:parent-style-name="Default-outline1">
      <style:graphic-properties draw:stroke="none" draw:fill="none" draw:fill-color="#bbe0e3" fo:min-height="10.034cm" draw:shadow="hidden" draw:shadow-color="#808080"/>
    </style:style>
    <style:style style:name="pr14" style:family="presentation" style:parent-style-name="Default-title">
      <style:graphic-properties draw:fill-color="#ffffff" fo:min-height="3.262cm"/>
    </style:style>
    <style:style style:name="pr15" style:family="presentation" style:parent-style-name="Default-title">
      <style:graphic-properties draw:fill-color="#ffffff" fo:min-height="2.54cm"/>
    </style:style>
    <style:style style:name="pr16" style:family="presentation" style:parent-style-name="Default-outline1">
      <style:graphic-properties draw:fill-color="#ffffff" draw:auto-grow-height="true" fo:min-height="11.078cm"/>
    </style:style>
    <style:style style:name="pr17" style:family="presentation" style:parent-style-name="Default-title">
      <style:graphic-properties draw:fill-color="#ffffff" draw:auto-grow-height="true" fo:min-height="2.54cm"/>
    </style:style>
    <style:style style:name="pr18" style:family="presentation" style:parent-style-name="Default-outline1">
      <style:graphic-properties draw:fill-color="#ffffff" fo:min-height="11.515cm"/>
    </style:style>
    <style:style style:name="P1" style:family="paragraph">
      <style:paragraph-properties fo:margin-left="0cm" fo:margin-right="0cm" fo:margin-top="0.264cm" fo:margin-bottom="0cm" fo:line-height="100%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line-height="100%" text:enable-numbering="false" fo:text-indent="0cm"/>
    </style:style>
    <style:style style:name="P4" style:family="paragraph">
      <style:paragraph-properties fo:margin-left="0cm" fo:margin-right="0cm" fo:margin-top="0.308cm" fo:margin-bottom="0cm" fo:line-height="100%" text:enable-numbering="false" fo:text-indent="0cm" style:writing-mode="lr-tb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margin-top="0.282cm" fo:margin-bottom="0cm" text:enable-numbering="false" fo:text-indent="0cm"/>
    </style:style>
    <style:style style:name="P8" style:family="paragraph">
      <style:paragraph-properties fo:margin-left="0cm" fo:margin-right="0cm" style:line-height-at-least="0.352cm" fo:text-align="end" text:enable-numbering="false" fo:text-indent="0cm"/>
    </style:style>
    <style:style style:name="P9" style:family="paragraph">
      <style:paragraph-properties fo:margin-left="0cm" fo:margin-right="0cm" style:line-height-at-least="0.493cm" fo:text-align="end" text:enable-numbering="false" fo:text-indent="0cm"/>
    </style:style>
    <style:style style:name="P10" style:family="paragraph">
      <style:paragraph-properties fo:margin-left="0cm" fo:margin-right="0cm" style:line-height-at-least="0.352cm" fo:text-align="end" text:enable-numbering="false" fo:text-indent="0cm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.952cm" fo:margin-right="0cm" fo:text-indent="-0.952cm"/>
    </style:style>
    <style:style style:name="P13" style:family="paragraph">
      <style:paragraph-properties fo:margin-left="2.063cm" fo:margin-right="0cm" fo:text-indent="-0.793cm"/>
    </style:style>
    <style:style style:name="P14" style:family="paragraph">
      <style:paragraph-properties fo:margin-left="4.445cm" fo:margin-right="0cm" fo:text-indent="-0.635cm" style:text-autospace="none"/>
    </style:style>
    <style:style style:name="P15" style:family="paragraph">
      <style:paragraph-properties fo:margin-left="3.175cm" fo:margin-right="0cm" fo:text-indent="-0.635cm"/>
    </style:style>
    <style:style style:name="P16" style:family="paragraph">
      <style:paragraph-properties fo:margin-left="4.445cm" fo:margin-right="0cm" fo:text-indent="-0.635cm"/>
    </style:style>
    <style:style style:name="P17" style:family="paragraph">
      <style:paragraph-properties fo:margin-left="5.715cm" fo:margin-right="0cm" fo:text-indent="-0.635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a8acf4" fo:font-family="Verdana" style:font-family-generic="swiss" style:font-pitch="variable" fo:font-size="12pt" fo:language="en" fo:country="US" style:font-size-asian="12pt" style:font-size-complex="12pt"/>
    </style:style>
    <style:style style:name="T2" style:family="text">
      <style:text-properties fo:color="#a8acf4" fo:font-family="Verdana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a8acf4"/>
    </style:style>
    <style:style style:name="T4" style:family="text">
      <style:text-properties fo:color="#a8acf4" fo:font-family="Verdana" style:font-family-generic="swiss" style:font-pitch="variable" fo:font-size="10pt" fo:language="en" fo:country="US" style:font-size-asian="10pt" style:font-size-complex="10pt"/>
    </style:style>
    <style:style style:name="T5" style:family="text">
      <style:text-properties fo:language="en" fo:country="US" style:language-asian="en" style:country-asian="U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8pt"/>
    </style:style>
    <text:list-style style:name="L1">
      <text:list-level-style-bullet text:level="1" text:bullet-char="•"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text-properties fo:font-family="Wingdings" style:font-pitch="variable" style:font-charset="x-symbol" fo:color="#a4acf4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a4acf4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a4acf4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</text:list-style>
    <text:list-style style:name="L4">
      <text:list-level-style-bullet text:level="1" text:bullet-char="➢">
        <style:list-level-properties text:min-label-width="0.952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</text:list-style>
    <text:list-style style:name="L5">
      <text:list-level-style-bullet text:level="1" text:bullet-char="•">
        <style:text-properties fo:font-family="Verdana" style:font-family-generic="swiss" style:font-pitch="variable" fo:color="#a8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</text:list-style>
  </office:automatic-styles>
  <office:body>
    <office:presentation>
      <draw:page draw:name="Title to the Presentation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6.738cm" svg:height="0.778cm" svg:x="6.041cm" svg:y="18.287cm">
          <text:p text:style-name="P1"><text:span text:style-name="T1">email: jconlon@verticon.com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6.178cm" svg:height="1.473cm" svg:x="14.142cm" svg:y="18.203cm">
          <text:p text:style-name="P3"><text:span text:style-name="T2">verticon.com</text:span></text:p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1.59cm" svg:height="3.441cm" svg:x="1.905cm" svg:y="5.917cm" presentation:class="title" presentation:user-transformed="true">
          <draw:text-box>
            <text:p text:style-name="P5"><text:span text:style-name="T3">Introduction to LITE </text:span></text:p>
          </draw:text-box>
        </draw:frame>
        <draw:frame presentation:style-name="pr2" draw:text-style-name="P6" draw:layer="layout" svg:width="17.78cm" svg:height="4.869cm" svg:x="3.81cm" svg:y="10.795cm" presentation:class="subtitle" presentation:user-transformed="true">
          <draw:text-box>
            <text:p text:style-name="P7">Livestock Information Technology Ecosystem</text:p>
          </draw:text-box>
        </draw:frame>
        <draw:custom-shape draw:style-name="gr3" draw:text-style-name="P10" draw:layer="layout" svg:width="12.898cm" svg:height="3.173cm" svg:x="12.065cm" svg:y="0.648cm">
          <text:p text:style-name="P8"><text:span text:style-name="T1">Leveraging the Collaborative Periphery</text:span></text:p>
          <text:p text:style-name="P8"><text:span text:style-name="T4"/></text:p>
          <text:p text:style-name="P9"><text:span text:style-name="T4">Research</text:span></text:p>
          <text:p text:style-name="P9"><text:span text:style-name="T4">Development</text:span></text:p>
          <text:p text:style-name="P9"><text:span text:style-name="T4">Engineering</text:span></text:p>
          <text:p text:style-name="P9"><text:span text:style-name="T4">Consultin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3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2.859cm" svg:height="3.181cm" svg:x="1.906cm" svg:y="3.81cm" presentation:class="title">
          <draw:text-box>
            <text:p text:style-name="P11">Goals of this Presentation</text:p>
          </draw:text-box>
        </draw:frame>
        <draw:frame presentation:style-name="pr5" draw:text-style-name="P12" draw:layer="layout" svg:width="20.902cm" svg:height="10.827cm" svg:x="2.54cm" svg:y="6.985cm" presentation:class="outline" presentation:user-transformed="true">
          <draw:text-box>
            <text:list text:style-name="L4">
              <text:list-item>
                <text:p text:style-name="P12">Introduce Preliminary Concepts and Terminologies</text:p>
              </text:list-item>
            </text:list>
            <text:list text:style-name="L4">
              <text:list-item>
                <text:p text:style-name="P12">Qualify potential collaborators</text:p>
              </text:list-item>
            </text:list>
            <text:list text:style-name="L4">
              <text:list-item>
                <text:p text:style-name="P12">Schedule 'live' working meetings</text:p>
              </text:list-item>
            </text:list>
            <text:list text:style-name="L4">
              <text:list-item>
                <text:list>
                  <text:list-item>
                    <text:p text:style-name="P13">Technology discussion and demonstr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usiness relationship discuss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2.859cm" svg:height="3.181cm" svg:x="1.906cm" svg:y="3.81cm" presentation:class="title">
          <draw:text-box>
            <text:p text:style-name="P11">Agenda</text:p>
          </draw:text-box>
        </draw:frame>
        <draw:frame presentation:style-name="pr5" draw:text-style-name="P12" draw:layer="layout" svg:width="20.902cm" svg:height="10.827cm" svg:x="2.54cm" svg:y="6.985cm" presentation:class="outline">
          <draw:text-box>
            <text:list text:style-name="L4">
              <text:list-item>
                <text:p text:style-name="P12">Introduction</text:p>
              </text:list-item>
            </text:list>
            <text:list text:style-name="L4">
              <text:list-item>
                <text:p text:style-name="P12">Problem Description</text:p>
              </text:list-item>
            </text:list>
            <text:list text:style-name="L4">
              <text:list-item>
                <text:p text:style-name="P12">Business Opportunity</text:p>
              </text:list-item>
            </text:list>
            <text:list text:style-name="L4">
              <text:list-item>
                <text:p text:style-name="P12">Commercialization</text:p>
              </text:list-item>
            </text:list>
            <text:list text:style-name="L4">
              <text:list-item>
                <text:p text:style-name="P12">Development and Pilot</text:p>
              </text:list-item>
            </text:list>
            <text:list text:style-name="L4">
              <text:list-item>
                <text:p text:style-name="P12">Needs 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2.859cm" svg:height="2.93cm" svg:x="1.271cm" svg:y="2.785cm" presentation:class="title" presentation:user-transformed="true">
          <draw:text-box>
            <text:p text:style-name="P11">Introduction – John Conlon</text:p>
          </draw:text-box>
        </draw:frame>
        <draw:frame presentation:style-name="pr8" draw:text-style-name="P13" draw:layer="layout" svg:width="20.902cm" svg:height="11.43cm" svg:x="2.54cm" svg:y="5.71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Managed, coordinated, or performed management and technology consulting services for teams of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5">Business Executiv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5">Sales Representatives / Marketing Analys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5">Professional Services Consultan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5">Network Designers and Plann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5">Integration Specialis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5">Software Develop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2.859cm" svg:height="2.93cm" svg:x="1.906cm" svg:y="3.935cm" presentation:class="title">
          <draw:text-box>
            <text:p text:style-name="P11">What is LITE?</text:p>
          </draw:text-box>
        </draw:frame>
        <draw:frame presentation:style-name="pr5" draw:text-style-name="P12" draw:layer="layout" svg:width="22.225cm" svg:height="10.827cm" svg:x="2.54cm" svg:y="6.953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The Livestock Information Technology Ecosystem (LITE) project's goal is to build an extensible, component-based Animal Information Management Platform based on industry business requirements and state of the art technolog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2.859cm" svg:height="2.93cm" svg:x="1.906cm" svg:y="3.935cm" presentation:class="title">
          <draw:text-box>
            <text:p text:style-name="P11">What is LITE?</text:p>
          </draw:text-box>
        </draw:frame>
        <draw:frame presentation:style-name="pr5" draw:text-style-name="P12" draw:layer="layout" svg:width="22.225cm" svg:height="10.827cm" svg:x="2.54cm" svg:y="6.98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LITE addresses several Livestock Market industry need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/>* Improved interoperability and integration between Infrastructure, Producer, and Auditor operations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* Application deployment flexibility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* Real-time view on Livestock Movement activit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2.859cm" svg:height="2.93cm" svg:x="1.906cm" svg:y="3.935cm" presentation:class="title">
          <draw:text-box>
            <text:p text:style-name="P11">What is LITE?</text:p>
          </draw:text-box>
        </draw:frame>
        <draw:frame presentation:style-name="pr5" draw:text-style-name="P12" draw:layer="layout" svg:width="22.225cm" svg:height="10.827cm" svg:x="2.54cm" svg:y="6.98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The frameworks, components and tools created by this project will be used by vendors, integrators and livestock institutions to build tailor-made livestock market applications. The components will leverage existing open source tools and librar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2.859cm" svg:height="3.473cm" svg:x="1.906cm" svg:y="3.664cm" presentation:class="title" presentation:user-transformed="true">
          <draw:text-box>
            <text:p text:style-name="P11">Introduction – Problem Domain Context </text:p>
          </draw:text-box>
        </draw:frame>
        <draw:frame presentation:style-name="pr9" draw:text-style-name="P13" draw:layer="layout" svg:width="22.225cm" svg:height="10.215cm" svg:x="1.905cm" svg:y="7.58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Livestock Problem Domain exists within a larger Nexus of Markets and Regul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Food Marketplac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Wholesale/Retail outlets of Animal Meat Produc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Regulated by US Food and Drug Administr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6">Livestock Marketplac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Production and Sales of Living Animal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Regulated by the US Department of Agricultur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11" draw:layer="layout" svg:width="22.859cm" svg:height="3.181cm" svg:x="1.905cm" svg:y="3.05cm" presentation:class="title" presentation:user-transformed="true">
          <draw:text-box>
            <text:p text:style-name="P11">Introduction - Problem Domain</text:p>
          </draw:text-box>
        </draw:frame>
        <draw:frame presentation:style-name="pr11" draw:text-style-name="P13" draw:layer="layout" svg:width="23.495cm" svg:height="12.164cm" svg:x="0.635cm" svg:y="5.71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Livestock Market Matrix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Producer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Extensive range of Multi-species product source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Infrastructure Provider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Abattoirs <text:span text:style-name="T7">(Bridge between Food and Livestock Market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Sale Markets <text:span text:style-name="T7">(Both Source and Destination of Animal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Peripheral Suppor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Fairs, Laboratories, Animal Health, etc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Auditor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Governmental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Associatio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2.859cm" svg:height="2.93cm" svg:x="1.905cm" svg:y="3.42cm" presentation:class="title" presentation:user-transformed="true">
          <draw:text-box>
            <text:p text:style-name="P11">Problem Description</text:p>
          </draw:text-box>
        </draw:frame>
        <draw:frame presentation:style-name="pr12" draw:text-style-name="P12" draw:layer="layout" svg:width="24.13cm" svg:height="11.391cm" svg:x="0.635cm" svg:y="6.35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5">Constraints placed on information exchanged between between Producers, Suppliers, and Auditors reduce transaction volumes and limit producer and suppler market agility.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Efficiency based and Trust based constrain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Information Asymmetry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Quantified by Joseph Stiglitz. (Economics Nobel Prize 2001)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Refutes prior neoclassical economic assumption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System Integr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Network Efficienc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2.859cm" svg:height="2.93cm" svg:x="1.906cm" svg:y="3.935cm" presentation:class="title">
          <draw:text-box>
            <text:p text:style-name="P11">Business Opportunity</text:p>
          </draw:text-box>
        </draw:frame>
        <draw:frame presentation:style-name="pr5" draw:text-style-name="P12" draw:layer="layout" svg:width="23.495cm" svg:height="11.155cm" svg:x="1.27cm" svg:y="6.587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Commoditize key lower elements of a Livestock Information Technology Stack to remove existing constraints to information exchange between Livestoc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Producer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Infrastructure Provider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Auditor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ommoditize elements as an Open System Reference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2.859cm" svg:height="2.93cm" svg:x="1.906cm" svg:y="3.935cm" presentation:class="title">
          <draw:text-box>
            <text:p text:style-name="P11">Business Opportunity</text:p>
          </draw:text-box>
        </draw:frame>
        <draw:frame presentation:style-name="pr5" draw:text-style-name="P12" draw:layer="layout" svg:width="20.902cm" svg:height="10.827cm" svg:x="2.54cm" svg:y="6.985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5">Collaborate with other commercial and public entities to leverage the commoditized Animal Information Management Framework <text:s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Collaboration within an Ecosystem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“An economic community supported by a foundation of interacting organizations and individuals” - James Moore HBR'93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Livestock Information Technology Ecosystem (LIT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2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2.859cm" svg:height="2.93cm" svg:x="1.906cm" svg:y="3.935cm" presentation:class="title">
          <draw:text-box>
            <text:p text:style-name="P11">Commercialization - Verticon </text:p>
          </draw:text-box>
        </draw:frame>
        <draw:frame presentation:style-name="pr5" draw:text-style-name="P12" draw:layer="layout" svg:width="20.902cm" svg:height="11.689cm" svg:x="2.54cm" svg:y="6.98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Value Added Network Servi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omplementary Software/Hardware Sa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onsulting Servi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Custom Programi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Network Integr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ustomer Suppor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Software support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Train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3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2.859cm" svg:height="2.93cm" svg:x="1.906cm" svg:y="3.935cm" presentation:class="title">
          <draw:text-box>
            <text:p text:style-name="P11">Development and Pilot</text:p>
          </draw:text-box>
        </draw:frame>
        <draw:frame presentation:style-name="pr5" draw:text-style-name="P12" draw:layer="layout" svg:width="20.902cm" svg:height="10.827cm" svg:x="2.54cm" svg:y="6.98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Tracker as a Livestock Information Reference Framewor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Family of Applications for different Use Cases and Platform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Desktop, Mobil , Server, Web, Clou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nitial development and pilot is the Tracker Workben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for Desktop (and Laptop) platfor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4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3" draw:text-style-name="P12" draw:layer="layout" svg:width="23.495cm" svg:height="10.993cm" svg:x="1.27cm" svg:y="6.19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Is a software application used for the production (including composition, editing, formatting, and possibly reporting) of animal premises information.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Eclipse based Extensible Rich Client Platform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Loose or Tight NAIS Valid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Domain Specific Document Editors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Transactional I/O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Business Intelligence Reporting Too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8" draw:layer="layout" svg:width="25.4cm" svg:height="3.473cm" svg:x="0cm" svg:y="3.618cm" presentation:class="title" presentation:user-transformed="true">
          <draw:text-box>
            <text:p text:style-name="P18">Development - Tracker <text:s/>Workbench<text:line-break/></text:p>
          </draw:text-box>
        </draw:frame>
        <presentation:notes draw:style-name="dp2">
          <draw:page-thumbnail draw:style-name="gr4" draw:layer="layout" svg:width="12.7cm" svg:height="9.526cm" svg:x="3.175cm" svg:y="1.904cm" draw:page-number="15" presentation:class="page"/>
          <draw:frame presentation:style-name="pr3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5" draw:text-style-name="P11" draw:layer="layout" svg:width="22.859cm" svg:height="2.54cm" svg:x="1.906cm" svg:y="3.81cm" presentation:class="title" presentation:user-transformed="true">
          <draw:text-box>
            <text:p text:style-name="P11">Pilot – Tracker Workbench</text:p>
          </draw:text-box>
        </draw:frame>
        <draw:frame presentation:style-name="pr16" draw:text-style-name="P12" draw:layer="layout" svg:width="20.902cm" svg:height="11.078cm" svg:x="2.54cm" svg:y="6.702cm" presentation:class="outline" presentation:user-transformed="true">
          <draw:text-box>
            <text:list text:style-name="L4">
              <text:list-item>
                <text:p text:style-name="P12">Three Alpha Milestone release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Milestone1 - Sept 07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Vernon County Fair Pilot Test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Milestone2 – Dec 08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Vernon County Fair (Weigh In) Pilo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Crawford County Fair Pilot (July 13)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Milestone3 - Sept 08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Vernon County Fair (Release 0.3.0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Demonstrations (Release 0.3.1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6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7" draw:text-style-name="P11" draw:layer="layout" svg:width="22.859cm" svg:height="2.54cm" svg:x="1.906cm" svg:y="3.81cm" presentation:class="title" presentation:user-transformed="true">
          <draw:text-box>
            <text:p text:style-name="P11">Needs</text:p>
          </draw:text-box>
        </draw:frame>
        <draw:frame presentation:style-name="pr18" draw:text-style-name="P12" draw:layer="layout" svg:width="23.495cm" svg:height="13.552cm" svg:x="1.27cm" svg:y="6.35cm" presentation:class="outline" presentation:user-transformed="true">
          <draw:text-box>
            <text:list text:style-name="L4">
              <text:list-item>
                <text:p text:style-name="P12">Qualify LITE Collaborators</text:p>
              </text:list-item>
            </text:list>
            <text:list text:style-name="L4">
              <text:list-item>
                <text:list>
                  <text:list-item>
                    <text:p text:style-name="P13">Business Development Partn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usiness Supporting Partn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usiness Intelligence Partn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Animal Science and Health Specialis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Technology Infrastructure Partn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System, Network and Information Engineers and Analys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Software Engineers, Designers, and Architec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2"/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7" presentation:class="page"/>
          <draw:frame presentation:style-name="pr6" draw:text-style-name="P1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7" draw:text-style-name="P11" draw:layer="layout" svg:width="22.859cm" svg:height="2.54cm" svg:x="1.906cm" svg:y="3.81cm" presentation:class="title" presentation:user-transformed="true">
          <draw:text-box>
            <text:p text:style-name="P11">Needs</text:p>
          </draw:text-box>
        </draw:frame>
        <draw:frame presentation:style-name="pr18" draw:text-style-name="P12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12">Schedule </text:p>
              </text:list-item>
            </text:list>
            <text:list text:style-name="L4">
              <text:list-item>
                <text:list>
                  <text:list-item>
                    <text:p text:style-name="P13">Technology demonstr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usiness working meetings to discuss strategy and identify partn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Technical working meetings to Discuss and Plan Open Source Development commu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8" presentation:class="page"/>
          <draw:frame presentation:style-name="pr6" draw:text-style-name="P19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a4acf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a4acf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a4acf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st_20_2" style:display-name="List 2" style:family="graphic">
      <style:paragraph-properties fo:margin-left="2.24cm" fo:margin-right="0cm" fo:text-indent="-1.12cm" style:text-autospace="none"/>
      <style:text-properties fo:font-size="12pt" fo:language="en" fo:country="US" style:language-asian="en" style:country-asian="US" style:font-size-complex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a8acf4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acf4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">
            <style:text-properties fo:font-family="Wingdings" style:font-pitch="variable" style:font-charset="x-symbol" fo:color="#a4acf4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a4acf4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a4acf4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40642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➢">
            <style:list-level-properties text:min-label-width="0.952cm"/>
            <style:text-properties fo:font-family="StarSymbol" style:font-charset="x-symbol" fo:color="#eb613d" fo:font-size="45%"/>
          </text:list-level-style-bullet>
          <text:list-level-style-bullet text:level="2" text:bullet-char="➢">
            <style:list-level-properties text:space-before="1.27cm" text:min-label-width="0.793cm"/>
            <style:text-properties fo:font-family="StarSymbol" style:font-charset="x-symbol" fo:color="#eb613d" fo:font-size="45%"/>
          </text:list-level-style-bullet>
          <text:list-level-style-bullet text:level="3" text:bullet-char="➢">
            <style:list-level-properties text:space-before="2.54cm" text:min-label-width="0.635cm"/>
            <style:text-properties fo:font-family="StarSymbol" style:font-charset="x-symbol" fo:color="#eb613d" fo:font-size="45%"/>
          </text:list-level-style-bullet>
          <text:list-level-style-bullet text:level="4" text:bullet-char="➢">
            <style:list-level-properties text:space-before="3.81cm" text:min-label-width="0.635cm"/>
            <style:text-properties fo:font-family="StarSymbol" style:font-charset="x-symbol" fo:color="#eb613d" fo:font-size="45%"/>
          </text:list-level-style-bullet>
          <text:list-level-style-bullet text:level="5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6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7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8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fo:color="#eb613d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40642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outline1" style:list-style-name="L5">
      <style:graphic-properties draw:fill-color="#ffffff" draw:auto-grow-height="false" fo:min-height="12.573cm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90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title">
      <style:graphic-properties draw:fill-color="#ffffff" draw:auto-grow-height="false" fo:min-height="3.181cm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2.063cm" fo:margin-right="0cm" fo:text-indent="-0.793cm"/>
    </style:style>
    <style:style style:name="P5" style:family="paragraph">
      <style:paragraph-properties fo:margin-left="3.175cm" fo:margin-right="0cm" fo:text-indent="-0.635cm"/>
    </style:style>
    <style:style style:name="P6" style:family="paragraph">
      <style:paragraph-properties fo:margin-left="4.445cm" fo:margin-right="0cm" fo:text-indent="-0.635cm"/>
    </style:style>
    <style:style style:name="P7" style:family="paragraph">
      <style:paragraph-properties fo:margin-left="5.715cm" fo:margin-right="0cm" fo:text-indent="-0.635cm"/>
    </style:style>
    <style:style style:name="P8" style:family="paragraph">
      <style:paragraph-properties fo:margin-left="5.4cm" fo:margin-right="0cm" fo:text-indent="-0.6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a4acf4" fo:font-size="14pt" fo:language="en" fo:country="US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L2">
      <text:list-level-style-bullet text:level="1" text:bullet-char="➢">
        <style:list-level-properties text:min-label-width="0.952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3" draw:layer="backgroundobjects" svg:width="20.902cm" svg:height="11.077cm" svg:x="2.54cm" svg:y="6.985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9" draw:layer="backgroundobjects" svg:width="2.275cm" svg:height="1.192cm" svg:x="22.383cm" svg:y="17.145cm" presentation:class="page-number">
        <draw:text-box>
          <text:p text:style-name="P9"><text:span text:style-name="T2"><text:page-number>&lt;number&gt;</text:page-number></text:span></text:p>
        </draw:text-box>
      </draw:frame>
      <draw:custom-shape draw:name="Base" draw:style-name="gr3" draw:text-style-name="P10" draw:layer="backgroundobjects" svg:width="16.934cm" svg:height="11.288cm" svg:x="4.233cm" svg:y="3.881cm">
        <text:p text:style-name="P11"/>
        <draw:enhanced-geometry svg:viewBox="0 0 21600 21600" draw:type="rectangle" draw:enhanced-path="M 0 0 L 21600 0 21600 21600 0 21600 0 0 Z N"/>
      </draw:custom-shape>
      <draw:frame presentation:style-name="pr3" draw:text-style-name="P11" draw:layer="backgroundobjects" svg:width="22.859cm" svg:height="3.18cm" svg:x="1.906cm" svg:y="3.81cm" presentation:class="title">
        <draw:text-box>
          <text:p text:style-name="P11">Click to edit the title text format</text:p>
        </draw:text-box>
      </draw:frame>
      <draw:frame draw:style-name="gr4" draw:text-style-name="P12" draw:layer="backgroundobjects" svg:width="12.7cm" svg:height="3.175cm" svg:x="0.14cm" svg:y="0cm">
        <draw:image xlink:href="Pictures/10000201000002460000008308878F39.png" xlink:type="simple" xlink:show="embed" xlink:actuate="onLoad">
          <text:p text:style-name="P11"/>
        </draw:image>
      </draw:frame>
      <presentation:notes style:page-layout-name="PM0">
        <draw:rect draw:style-name="gr5" draw:text-style-name="P12" draw:layer="backgroundobjects" svg:width="19.05cm" svg:height="25.4cm" svg:x="0cm" svg:y="0cm">
          <text:p text:style-name="P11"/>
        </draw:rect>
        <draw:frame presentation:style-name="pr4" draw:text-style-name="P13" draw:layer="backgroundobjects" svg:width="8.255cm" svg:height="1.271cm" svg:x="-0.001cm" svg:y="0cm" presentation:class="header">
          <draw:text-box>
            <text:p text:style-name="P13"><text:span text:style-name="T3"><presentation:header/></text:span></text:p>
          </draw:text-box>
        </draw:frame>
        <draw:frame presentation:style-name="pr4" draw:text-style-name="P9" draw:layer="backgroundobjects" svg:width="8.255cm" svg:height="1.271cm" svg:x="10.79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5" draw:text-style-name="P13" draw:layer="backgroundobjects" svg:width="8.255cm" svg:height="1.271cm" svg:x="-0.001cm" svg:y="24.125cm" presentation:class="footer">
          <draw:text-box>
            <text:p text:style-name="P13"><text:span text:style-name="T3"><presentation:footer/></text:span></text:p>
          </draw:text-box>
        </draw:frame>
        <draw:frame presentation:style-name="pr5" draw:text-style-name="P9" draw:layer="backgroundobjects" svg:width="8.255cm" svg:height="1.271cm" svg:x="10.79cm" svg:y="24.125cm" presentation:class="page-number">
          <draw:text-box>
            <text:p text:style-name="P9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dc:title>LITE Introduction</dc:title>
    <dc:description>Presentation to prospective LITE collaborators</dc:description>
    <dc:subject>Livestock Information Technology Ecosystem</dc:subject>
    <meta:initial-creator>LL</meta:initial-creator>
    <meta:creation-date>2007-11-11T22:43:28</meta:creation-date>
    <dc:creator>John Conlon</dc:creator>
    <dc:date>2008-11-28T16:35:35</dc:date>
    <meta:printed-by>John Conlon</meta:printed-by>
    <meta:print-date>2008-08-05T21:55:11</meta:print-date>
    <meta:keyword>LITE Livestock Ecosystem</meta:keyword>
    <dc:language>en-US</dc:language>
    <meta:editing-cycles>49</meta:editing-cycles>
    <meta:editing-duration>P1DT9H4M30S</meta:editing-duration>
    <meta:user-defined meta:name="Info 1"/>
    <meta:user-defined meta:name="Info 2"/>
    <meta:user-defined meta:name="Info 3"/>
    <meta:user-defined meta:name="Info 4"/>
    <meta:user-defined meta:name="_AdHocReviewCycleID" meta:value-type="integer">424931758</meta:user-defined>
    <meta:document-statistic meta:object-count="97"/>
  </office:meta>
</office:document-meta>
</file>